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229cm"/>
    </style:style>
    <style:style style:name="co2" style:family="table-column">
      <style:table-column-properties fo:break-before="auto" style:column-width="3.551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2.125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ext-properties style:font-name="Tahoma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035cm solid #000000"/>
      <style:text-properties style:font-name="Tahoma" fo:font-size="8pt" style:font-size-asian="8pt" style:font-size-complex="8pt"/>
    </style:style>
    <style:style style:name="ce5" style:family="table-cell" style:parent-style-name="Default">
      <style:text-properties style:font-name="Tahoma" fo:font-size="10pt" style:font-size-asian="10pt" style:font-size-complex="10pt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35cm solid #000000"/>
      <style:paragraph-properties fo:text-align="center" fo:margin-left="0cm"/>
      <style:text-properties style:font-name="Tahoma"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Descrição&quot;;&quot;Fluxo Básico&quot;;&quot;Fluxo Alternativo&quot;)" table:allow-empty-cell="true" table:display-list="unsorted" table:base-cell-address="Plan1.B12">
          <table:error-message table:message-type="stop" table:display="true"/>
        </table:content-validation>
        <table:content-validation table:name="val2" table:condition="of:cell-content-is-in-list(&quot;Alta&quot;;&quot;Média&quot;;&quot;Baixa&quot;)" table:allow-empty-cell="true" table:display-list="unsorted" table:base-cell-address="Plan1.C2">
          <table:error-message table:message-type="stop" table:display="true"/>
        </table:content-validation>
        <table:content-validation table:name="val3" table:condition="of:cell-content-is-in-list(&quot;Proposto&quot;;&quot;Aprovado&quot;;&quot;Produção&quot;;&quot;Cancelado&quot;)" table:allow-empty-cell="true" table:display-list="unsorted" table:base-cell-address="Plan1.E2">
          <table:error-message table:message-type="stop" table:display="true"/>
        </table:content-validation>
      </table:content-validations>
      <table:table table:name="Plan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017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4" table:number-rows-spanned="1">
            <text:p>Food DeliveryWeb</text:p>
          </table:table-cell>
          <table:covered-table-cell table:style-name="ce5"/>
          <table:covered-table-cell table:style-name="ce5"/>
          <table:covered-table-cell table:style-name="ce5"/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Atributos dos Casos de Uso</text:p>
          </table:table-cell>
          <table:covered-table-cell table:style-name="ce5"/>
          <table:covered-table-cell table:style-name="ce5"/>
          <table:covered-table-cell table:style-name="ce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REQUISITO</text:p>
          </table:table-cell>
          <table:table-cell table:style-name="ce3" office:value-type="string">
            <text:p>TIPO DE CONTEÚDO</text:p>
          </table:table-cell>
          <table:table-cell table:style-name="ce3" office:value-type="string">
            <text:p>COMPLEXIDADE</text:p>
          </table:table-cell>
          <table:table-cell table:style-name="ce3" office:value-type="string">
            <text:p>EST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 – Manter Cliente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.A1 – Visualizar Detalhes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.A2 – Pesquisar Cliente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.A3 – Incluir Cliente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.A4 – Alterar Cliente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.A5 – Excluir Cliente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2 – Manter CEP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2.A1 – Incluir CEP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2.A2 – Alterar CEP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2.A3 – Excluir CEP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3 – Manter Estabelecimento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3.A1 – Incluir Estabeleciment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3.A2 – Excluir Estabeleciment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3.A3 – Consultar Estabeleciment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3.A4 – Alterar Estabeleciment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3.A5 – Visualizar Detalhes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4 – Manter Cardápio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4.A1 – Visualizar Detalhes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4.A2 – Pesquisar Cardápi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4.A3 – Incluir Cardápi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4.A4 – Alterar Cardápi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4.A5 – Excluir Cardápi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5 – Manter Prato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5.A1 – Visualizar Prat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5.A2 – Incluir Prat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5.A3 – Consultar Prat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5.A4 – Atualizar Prat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5.A5 – Excluir Prat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6 – Manter Pedido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6.A1 – Visualizar Detalhes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6.A2 – Pesquisar Pedid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6.A3 – Incluir Pedid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6.A4 – Cancelar Pedid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6.A5 – Excluir Pedid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6.A6 – Finalizar Pedid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7 – Manter Formas de Pagamento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7.A1 – Incluir Forma de Pagament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7.A2 – Alterar Forma de Pagament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7.A3 – Excluir Forma de Pagament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7.A4 – Visualizar Detalhes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8 – Efetuar Cadastro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8.A1 – Alterar Cadastr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9 – Agendar Entrega de Pedido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9.A1 – Consistência ao Agendar Entrega de Pedid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0 – Pesquisar Pedidos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0.A1 – Consultar Pedid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0.A2 – Consistência ao Pesquisar Pedid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1 – Exibir Estabelecimentos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1.A1 – Buscar por CEP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1.A2 – Buscar por Nome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1.A3 – Visualizar Detalhes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2 – Exibir Cardápio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2.A1 – Buscar por Nome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2.A2 – Nome não Traz Resultados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3 – Exibir Prato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3.A1 – Buscar Prat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3.A2 – Adicionar na Lista de Pedidos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Alt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4 – Solicitar Pedido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Alt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4.A1 – Finalizar Pedid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Alt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5 – Registrar avaliação do Estabelecimento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6 – Consultar Pedidos por Estabelecimento e período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6.A1 – Consultar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6.A2 – Gerar Relatóri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Alt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7 – Consultar Cliente por Estabelecimento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7.A1 – Gerar Relatóri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Alta</text:p>
          </table:table-cell>
          <table:table-cell table:style-name="ce6" table:content-validation-name="val3" office:value-type="string">
            <text:p>Aprovado</text:p>
          </table:table-cell>
          <table:table-cell table:number-columns-repeated="1020"/>
        </table:table-row>
        <table:table-row table:style-name="ro1" table:number-rows-repeated="14">
          <table:table-cell table:style-name="ce4"/>
          <table:table-cell table:style-name="ce6" table:content-validation-name="val1"/>
          <table:table-cell table:style-name="ce6" table:content-validation-name="val2"/>
          <table:table-cell table:style-name="ce6" table:content-validation-name="val3"/>
          <table:table-cell table:number-columns-repeated="1020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2" table:print="false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  <table:table table:name="Plan3" table:style-name="ta3" table:print="false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  <table:named-expressions>
        <table:named-range table:name="Excel_BuiltIn__FilterDatabase_1" table:base-cell-address="$Plan1.$A$1" table:cell-range-address="$Plan1.$G$1:.$G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3">23/10/2009</text:date>, <text:time>16:30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robras</meta:initial-creator>
    <meta:creation-date>2009-10-06T08:59:16</meta:creation-date>
    <dc:date>2009-10-23T16:30:51.31</dc:date>
    <meta:generator>OpenOffice.org/3.1$Win32 OpenOffice.org_project/310m11$Build-9399</meta:generator>
    <meta:editing-duration>PT01H27M44S</meta:editing-duration>
    <meta:editing-cycles>17</meta:editing-cycles>
    <dc:creator>Pedro </dc:creator>
    <meta:document-statistic meta:table-count="3" meta:cell-count="266" meta:object-count="0"/>
  </office:meta>
</office:document-meta>
</file>